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c879" officeooo:paragraph-rsid="0019c879"/>
    </style:style>
    <style:style style:name="P2" style:family="paragraph" style:parent-style-name="Standard">
      <style:text-properties officeooo:rsid="0019c879" officeooo:paragraph-rsid="0019c879"/>
    </style:style>
    <style:style style:name="T1" style:family="text">
      <style:text-properties officeooo:rsid="001aec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1">nic nowego, <text:s/>czytanie dokumentacji human conectome projec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09-28T17:23:08.167271647</dc:date>
    <meta:editing-duration>PT3M52S</meta:editing-duration>
    <meta:editing-cycles>2</meta:editing-cycles>
    <meta:document-statistic meta:table-count="0" meta:image-count="0" meta:object-count="0" meta:page-count="1" meta:paragraph-count="1" meta:word-count="8" meta:character-count="61" meta:non-whitespace-character-count="53"/>
  </office:meta>
</office:document-meta>
</file>